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684in" table:align="left"/>
    </style:style>
    <style:style style:name="Table1.A" style:family="table-column">
      <style:table-column-properties style:column-width="1.684in"/>
    </style:style>
    <style:style style:name="Table1.A1" style:family="table-cell">
      <style:table-cell-properties fo:background-color="#729fc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7257in" fo:margin-left="4.3514in" table:align="left"/>
    </style:style>
    <style:style style:name="Table2.A" style:family="table-column">
      <style:table-column-properties style:column-width="2.7257in"/>
    </style:style>
    <style:style style:name="Table2.A1" style:family="table-cell">
      <style:table-cell-properties fo:background-color="#729fc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25in" table:align="left"/>
    </style:style>
    <style:style style:name="Table3.A" style:family="table-column">
      <style:table-column-properties style:column-width="1.25in"/>
    </style:style>
    <style:style style:name="Table3.A1" style:family="table-cell">
      <style:table-cell-properties fo:background-color="#729fcf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9965in" fo:margin-left="2.5028in" table:align="left"/>
    </style:style>
    <style:style style:name="Table4.A" style:family="table-column">
      <style:table-column-properties style:column-width="1.9965in"/>
    </style:style>
    <style:style style:name="Table4.A1" style:family="table-cell">
      <style:table-cell-properties fo:background-color="#729fcf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0972in"/>
    </style:style>
    <style:style style:name="Table4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875in" fo:margin-left="2.9799in" table:align="left"/>
    </style:style>
    <style:style style:name="Table5.A" style:family="table-column">
      <style:table-column-properties style:column-width="1.875in"/>
    </style:style>
    <style:style style:name="Table5.A1" style:family="table-cell">
      <style:table-cell-properties fo:background-color="#729fc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02124" style:font-name="inherit" fo:font-size="11pt" fo:letter-spacing="normal" fo:language="en" fo:country="US" fo:font-style="normal" fo:font-weight="normal" officeooo:rsid="000b4e1e" officeooo:paragraph-rsid="000d2a24" style:font-size-asian="11pt" style:font-size-complex="11pt"/>
    </style:style>
    <style:style style:name="P2" style:family="paragraph" style:parent-style-name="Standard">
      <style:text-properties officeooo:paragraph-rsid="000aa6c1"/>
    </style:style>
    <style:style style:name="P3" style:family="paragraph" style:parent-style-name="Table_20_Contents">
      <style:text-properties officeooo:rsid="000aa6c1" officeooo:paragraph-rsid="000aa6c1"/>
    </style:style>
    <style:style style:name="P4" style:family="paragraph" style:parent-style-name="Table_20_Contents">
      <style:text-properties officeooo:rsid="000b4e1e" officeooo:paragraph-rsid="000b4e1e"/>
    </style:style>
    <style:style style:name="P5" style:family="paragraph" style:parent-style-name="Table_20_Contents">
      <style:text-properties officeooo:rsid="000aa6c1" officeooo:paragraph-rsid="000aa6c1"/>
    </style:style>
    <style:style style:name="P6" style:family="paragraph" style:parent-style-name="Table_20_Contents">
      <style:text-properties officeooo:rsid="000eb53f" officeooo:paragraph-rsid="000eb53f"/>
    </style:style>
    <style:style style:name="P7" style:family="paragraph" style:parent-style-name="Table_20_Contents">
      <style:text-properties officeooo:rsid="001071ba" officeooo:paragraph-rsid="001071ba"/>
    </style:style>
    <style:style style:name="P8" style:family="paragraph">
      <style:paragraph-properties fo:text-align="center"/>
    </style:style>
    <style:style style:name="T1" style:family="text">
      <style:text-properties officeooo:rsid="000d2a24"/>
    </style:style>
    <style:style style:name="T2" style:family="text">
      <style:text-properties officeooo:rsid="000eb53f"/>
    </style:style>
    <style:style style:name="T3" style:family="text">
      <style:text-properties fo:font-variant="normal" fo:text-transform="none" fo:color="#202124" style:font-name="inherit" fo:font-size="21pt" fo:letter-spacing="normal" fo:language="en" fo:country="US" fo:font-style="normal" fo:font-weight="normal"/>
    </style:style>
    <style:style style:name="gr1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row table:style-name="TableLine94691098795392">
          <table:table-cell table:style-name="Table5.A1" office:value-type="string">
            <text:p text:style-name="P6">order</text:p>
          </table:table-cell>
        </table:table-row>
        <table:table-row table:style-name="TableLine94691098795392">
          <table:table-cell table:style-name="Table5.A4" office:value-type="string">
            <text:p text:style-name="P6">order_id</text:p>
          </table:table-cell>
        </table:table-row>
        <table:table-row table:style-name="TableLine94691098795392">
          <table:table-cell table:style-name="Table5.A4" office:value-type="string">
            <text:p text:style-name="P6"><draw:line text:anchor-type="paragraph" draw:z-index="3" draw:name="Shape1_1" draw:style-name="gr1" draw:text-style-name="P8" svg:x1="1.1453in" svg:y1="0.1402in" svg:x2="1.1189in" svg:y2="6.2602in"><text:p/></draw:line>product_id</text:p>
          </table:table-cell>
        </table:table-row>
        <table:table-row table:style-name="TableLine94691098795392">
          <table:table-cell table:style-name="Table5.A4" office:value-type="string">
            <text:p text:style-name="P6">store_id</text:p>
          </table:table-cell>
        </table:table-row>
        <table:table-row table:style-name="TableLine94691098795392">
          <table:table-cell table:style-name="Table5.A5" office:value-type="string">
            <text:p text:style-name="P6"><draw:line text:anchor-type="paragraph" draw:z-index="2" draw:name="Shape1_2" draw:style-name="gr1" draw:text-style-name="P8" svg:x1="1.674in" svg:y1="0.1409in" svg:x2="1.3984in" svg:y2="2.3846in"><text:p/></draw:line>customer_id</text:p>
          </table:table-cell>
        </table:table-row>
        <table:table-row table:style-name="TableLine94691098795392">
          <table:table-cell table:style-name="Table5.A6" office:value-type="string">
            <text:p text:style-name="P6"><draw:line text:anchor-type="paragraph" draw:z-index="1" draw:name="Shape1_0" draw:style-name="gr1" draw:text-style-name="P8" svg:x1="-0.1398in" svg:y1="-0.3972in" svg:x2="-1.3118in" svg:y2="0.7827in"><text:p/></draw:line>date</text:p>
          </table:table-cell>
        </table:table-row>
      </table:table>
      <text:p text:style-name="P2"/>
      <table:table table:name="Table1" table:style-name="Table1">
        <table:table-column table:style-name="Table1.A"/>
        <table:table-row table:style-name="TableLine94691102211712">
          <table:table-cell table:style-name="Table1.A1" office:value-type="string">
            <text:p text:style-name="P3"><draw:line text:anchor-type="paragraph" draw:z-index="0" draw:name="Shape1" draw:style-name="gr1" draw:text-style-name="P8" svg:x1="2.5362in" svg:y1="5.5488in" svg:x2="1.6681in" svg:y2="0.3217in"><text:p/></draw:line><text:s text:c="13"/>store</text:p>
          </table:table-cell>
        </table:table-row>
        <table:table-row table:style-name="TableLine94691102159088">
          <table:table-cell table:style-name="Table1.A5" office:value-type="string">
            <text:p text:style-name="P3"><text:s text:c="12"/>store_id</text:p>
          </table:table-cell>
        </table:table-row>
        <table:table-row table:style-name="TableLine94691102159088">
          <table:table-cell table:style-name="Table1.A5" office:value-type="string">
            <text:p text:style-name="P7"><draw:line text:anchor-type="paragraph" draw:z-index="4" draw:name="Shape1_3" draw:style-name="gr1" draw:text-style-name="P8" svg:x1="0.2598in" svg:y1="0.0445in" svg:x2="1.078in" svg:y2="3.3528in"><text:p/></draw:line><text:s text:c="10"/>provider_id</text:p>
          </table:table-cell>
        </table:table-row>
        <table:table-row table:style-name="TableLine94691103485152">
          <table:table-cell table:style-name="Table1.A5" office:value-type="string">
            <text:p text:style-name="P3"><text:s text:c="7"/>Store budget</text:p>
          </table:table-cell>
        </table:table-row>
        <table:table-row table:style-name="TableLine94691103485152">
          <table:table-cell table:style-name="Table1.A5" office:value-type="string">
            <text:p text:style-name="P6"><text:s text:c="12"/>address</text:p>
          </table:table-cell>
        </table:table-row>
        <table:table-row table:style-name="TableLine94691103485152">
          <table:table-cell table:style-name="Table1.A6" office:value-type="string">
            <text:p text:style-name="P3"><text:s text:c="12"/><text:span text:style-name="T2">phone</text:span></text:p>
          </table:table-cell>
        </table:table-row>
      </table:table>
      <table:table table:name="Table2" table:style-name="Table2">
        <table:table-column table:style-name="Table2.A"/>
        <table:table-row table:style-name="TableLine94691103472640">
          <table:table-cell table:style-name="Table2.A1" office:value-type="string">
            <text:p text:style-name="P3"><text:s text:c="24"/>customer</text:p>
          </table:table-cell>
        </table:table-row>
        <table:table-row table:style-name="TableLine94691103475808">
          <table:table-cell table:style-name="Table2.A7" office:value-type="string">
            <text:p text:style-name="P3">customer_id</text:p>
          </table:table-cell>
        </table:table-row>
        <table:table-row table:style-name="TableLine94691103476576">
          <table:table-cell table:style-name="Table2.A3" office:value-type="string">
            <text:p text:style-name="P3">Customer budget</text:p>
          </table:table-cell>
        </table:table-row>
        <table:table-row table:style-name="TableLine94691103477504">
          <table:table-cell table:style-name="Table2.A7" office:value-type="string">
            <text:p text:style-name="P3">First name</text:p>
          </table:table-cell>
        </table:table-row>
        <table:table-row table:style-name="TableLine94691103478240">
          <table:table-cell table:style-name="Table2.A7" office:value-type="string">
            <text:p text:style-name="P3">Last name</text:p>
          </table:table-cell>
        </table:table-row>
        <table:table-row table:style-name="TableLine94691103479088">
          <table:table-cell table:style-name="Table2.A7" office:value-type="string">
            <text:p text:style-name="P3">Address</text:p>
          </table:table-cell>
        </table:table-row>
        <table:table-row table:style-name="TableLine94691103479728">
          <table:table-cell table:style-name="Table2.A7" office:value-type="string">
            <text:p text:style-name="P3">email</text:p>
          </table:table-cell>
        </table:table-row>
      </table:table>
      <table:table table:name="Table3" table:style-name="Table3">
        <table:table-column table:style-name="Table3.A"/>
        <table:table-row table:style-name="TableLine94691103480288">
          <table:table-cell table:style-name="Table3.A1" office:value-type="string">
            <text:p text:style-name="P3">provider</text:p>
          </table:table-cell>
        </table:table-row>
        <table:table-row table:style-name="TableLine94691103490544">
          <table:table-cell table:style-name="Table3.A4" office:value-type="string">
            <text:p text:style-name="P3">provider_id</text:p>
          </table:table-cell>
        </table:table-row>
        <table:table-row table:style-name="TableLine94691103491312">
          <table:table-cell table:style-name="Table3.A4" office:value-type="string">
            <text:p text:style-name="P3">name</text:p>
          </table:table-cell>
        </table:table-row>
        <table:table-row table:style-name="TableLine94691103491888">
          <table:table-cell table:style-name="Table3.A4" office:value-type="string">
            <text:p text:style-name="P3">phone</text:p>
          </table:table-cell>
        </table:table-row>
      </table:table>
      <text:p text:style-name="P2"/>
      <text:p text:style-name="P2"/>
      <text:p text:style-name="P2"/>
      <table:table table:name="Table4" table:style-name="Table4">
        <table:table-column table:style-name="Table4.A"/>
        <table:table-row table:style-name="TableLine94691103493520">
          <table:table-cell table:style-name="Table4.A1" office:value-type="string">
            <text:p text:style-name="P4">product</text:p>
          </table:table-cell>
        </table:table-row>
        <table:table-row table:style-name="TableLine94691103505824">
          <table:table-cell table:style-name="Table4.A6" office:value-type="string">
            <text:p text:style-name="P4">provider_id</text:p>
          </table:table-cell>
        </table:table-row>
        <table:table-row table:style-name="TableLine94691103505824">
          <table:table-cell table:style-name="Table4.A6" office:value-type="string">
            <text:p text:style-name="P6">store_id</text:p>
          </table:table-cell>
        </table:table-row>
        <table:table-row table:style-name="TableLine94691103510912">
          <table:table-cell table:style-name="Table4.A6" office:value-type="string">
            <text:p text:style-name="P1">descriptio<text:span text:style-name="T1">n</text:span></text:p>
          </table:table-cell>
        </table:table-row>
        <table:table-row table:style-name="TableLine94691103511488">
          <table:table-cell table:style-name="Table4.A6" office:value-type="string">
            <text:p text:style-name="P4">product_name</text:p>
          </table:table-cell>
        </table:table-row>
        <table:table-row table:style-name="TableLine94691103512144">
          <table:table-cell table:style-name="Table4.A6" office:value-type="string">
            <text:p text:style-name="P4">delivery_price</text:p>
          </table:table-cell>
        </table:table-row>
        <table:table-row table:style-name="Table4.7">
          <table:table-cell table:style-name="Table4.A7" office:value-type="string">
            <text:p text:style-name="P4">sale_pric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23:26:21.091573383</meta:creation-date>
    <dc:date>2023-03-22T14:08:44.131835896</dc:date>
    <meta:editing-duration>PT5M54S</meta:editing-duration>
    <meta:editing-cycles>3</meta:editing-cycles>
    <meta:generator>LibreOffice/6.4.7.2$Linux_X86_64 LibreOffice_project/40$Build-2</meta:generator>
    <meta:document-statistic meta:table-count="5" meta:image-count="0" meta:object-count="0" meta:page-count="1" meta:paragraph-count="30" meta:word-count="34" meta:character-count="350" meta:non-whitespace-character-count="256"/>
  </office:meta>
</office:document-meta>
</file>